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25" officeooo:paragraph-rsid="00116f25"/>
    </style:style>
    <style:style style:name="P2" style:family="paragraph" style:parent-style-name="Standard" style:list-style-name="L1">
      <style:text-properties officeooo:rsid="00116f25" officeooo:paragraph-rsid="00116f25"/>
    </style:style>
    <style:style style:name="P3" style:family="paragraph" style:parent-style-name="Standard" style:list-style-name="L1">
      <style:text-properties officeooo:paragraph-rsid="00116f25"/>
    </style:style>
    <style:style style:name="T1" style:family="text">
      <style:text-properties officeooo:rsid="00116f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HEORY QUESTIONS </text:p>
      <text:p text:style-name="P1"/>
      <text:list xml:id="list1820899019" text:style-name="L1">
        <text:list-item>
          <text:p text:style-name="P2">Left Join : Returns all the rows from the left table that matches with the right table and nulls for those that does not match the right table.</text:p>
          <text:p text:style-name="P3"><text:span text:style-name="T1">right Join : <text:s/>Returns all the rows from the right table that matches with the left table and nulls for those that does not match the left table.</text:span></text:p>
          <text:p text:style-name="P2">Inner Join : only returns matching values from both tables</text:p>
        </text:list-item>
        <text:list-item>
          <text:p text:style-name="P2">A NULL is not a value while 0 is a value and blank is an empty value </text:p>
        </text:list-item>
        <text:list-item>
          <text:p text:style-name="P2">HAVING is used when using the aggregation functions and WHERE is used to filter 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23:30:29.759822836</meta:creation-date>
    <dc:date>2023-01-26T23:38:42.930230828</dc:date>
    <meta:editing-duration>PT8M13S</meta:editing-duration>
    <meta:editing-cycles>1</meta:editing-cycles>
    <meta:document-statistic meta:table-count="0" meta:image-count="0" meta:object-count="0" meta:page-count="1" meta:paragraph-count="7" meta:word-count="104" meta:character-count="523" meta:non-whitespace-character-count="425"/>
    <meta:generator>LibreOffice/6.4.7.2$Linux_X86_64 LibreOffice_project/40$Build-2</meta:generator>
  </office:meta>
</office:document-meta>
</file>